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hancing the Patient Experience</text:p>
      <text:p text:style-name="P1"><text:tab/>Mobile Phlebotomist for home bound patients</text:p>
      <text:p text:style-name="P1"><text:tab/>Complimentary breakfast for fasting patients at all draw sites</text:p>
      <text:p text:style-name="P1"><text:tab/>Flexible, discounted pricing (up to 50%) for cash patients and the uninsured</text:p>
      <text:p text:style-name="P1"><text:tab/>St. Louis based lab just a few miles away, personal service, know us by name</text:p>
      <text:p text:style-name="Standard"/>
      <text:p text:style-name="Standard">Offering Latest Technology</text:p>
      <text:p text:style-name="Standard"><text:tab/>Investing in technology like the HIV Abbott analyzer withing 6 weeks of exposure</text:p>
      <text:p text:style-name="Standard"><text:tab/>Vitamin D test results available in 24 hrs. or less</text:p>
      <text:p text:style-name="Standard"><text:tab/>Drug of abuse specialized testing including Point of Care solutions</text:p>
      <text:p text:style-name="Standard"><text:tab/>Customizable connectivity solutions include fax, printer, terminals for online results, EMR</text:p>
      <text:p text:style-name="Standard"/>
      <text:p text:style-name="Standard"/>
      <text:p text:style-name="Standard">Improving your work flow</text:p>
      <text:p text:style-name="Standard"><text:tab/>All insurances accepted including Medicare and Medicaid</text:p>
      <text:p text:style-name="Standard"><text:s/><text:tab/>No automated phone system, live person every time</text:p>
      <text:p text:style-name="Standard"><text:tab/>95% of all tests are processed in out St. Louis lab, same day results or within 24 hours</text:p>
      <text:p text:style-name="Standard"/>
      <text:p text:style-name="Standard"/>
      <text:p text:style-name="Standard"/>
      <text:p text:style-name="Standard">Local and nimble, addressing your needs, real time </text:p>
      <text:p text:style-name="Standard"><text:tab/>STAT testing results available within 2 hours of receipt of sample</text:p>
      <text:p text:style-name="Standard"><text:tab/>Flexible, customizable solutions for individual clinics, let us get to know your needs</text:p>
      <text:p text:style-name="Standard"/>
      <text:p text:style-name="Standard">(314) LAB-TEST (522-3278) <text:s/>stlouislab.com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4T07:57:41.80</meta:creation-date>
    <dc:date>2012-07-04T08:16:26.33</dc:date>
    <meta:editing-duration>PT18M44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18" meta:word-count="166" meta:character-count="1078"/>
  </office:meta>
</office:document-meta>
</file>